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paragraph-rsid="0016601a"/>
    </style:style>
    <style:style style:name="P2" style:family="paragraph" style:parent-style-name="Arabic">
      <style:text-properties officeooo:rsid="00174b3c" officeooo:paragraph-rsid="00174b3c"/>
    </style:style>
    <style:style style:name="P3" style:family="paragraph" style:parent-style-name="Arabic">
      <style:text-properties officeooo:rsid="00189286" officeooo:paragraph-rsid="00189286"/>
    </style:style>
    <style:style style:name="P4" style:family="paragraph" style:parent-style-name="Arabic">
      <style:text-properties officeooo:rsid="0018bb7e" officeooo:paragraph-rsid="0018bb7e"/>
    </style:style>
    <style:style style:name="P5" style:family="paragraph" style:parent-style-name="Arabic">
      <style:text-properties officeooo:rsid="0018bb7e" officeooo:paragraph-rsid="001c281c"/>
    </style:style>
    <style:style style:name="P6" style:family="paragraph" style:parent-style-name="Arabic">
      <style:text-properties officeooo:rsid="001a042f" officeooo:paragraph-rsid="001a042f"/>
    </style:style>
    <style:style style:name="P7" style:family="paragraph" style:parent-style-name="Arabic">
      <style:text-properties officeooo:rsid="001a52f0" officeooo:paragraph-rsid="001a52f0"/>
    </style:style>
    <style:style style:name="P8" style:family="paragraph" style:parent-style-name="Arabic">
      <style:text-properties officeooo:rsid="001aec89" officeooo:paragraph-rsid="001aec89"/>
    </style:style>
    <style:style style:name="P9" style:family="paragraph" style:parent-style-name="Arabic">
      <style:text-properties officeooo:rsid="001af069" officeooo:paragraph-rsid="001af069"/>
    </style:style>
    <style:style style:name="P10" style:family="paragraph" style:parent-style-name="Arabic">
      <style:text-properties officeooo:rsid="001c281c" officeooo:paragraph-rsid="001c281c"/>
    </style:style>
    <style:style style:name="T1" style:family="text">
      <style:text-properties officeooo:rsid="0016601a"/>
    </style:style>
    <style:style style:name="T2" style:family="text">
      <style:text-properties officeooo:rsid="00189286"/>
    </style:style>
    <style:style style:name="T3" style:family="text">
      <style:text-properties officeooo:rsid="0018bb7e"/>
    </style:style>
    <style:style style:name="T4" style:family="text">
      <style:text-properties officeooo:rsid="001af069"/>
    </style:style>
    <style:style style:name="T5" style:family="text">
      <style:text-properties officeooo:rsid="001eaa00"/>
    </style:style>
    <style:style style:name="T6" style:family="text">
      <style:text-properties officeooo:rsid="00209650"/>
    </style:style>
    <style:style style:name="T7" style:family="text">
      <style:text-properties officeooo:rsid="0020d827"/>
    </style:style>
    <style:style style:name="T8" style:family="text">
      <style:text-properties officeooo:rsid="002160ca"/>
    </style:style>
    <style:style style:name="T9" style:family="text">
      <style:text-properties officeooo:rsid="0022d051"/>
    </style:style>
    <style:style style:name="T10" style:family="text">
      <style:text-properties officeooo:rsid="0022eb2a"/>
    </style:style>
    <style:style style:name="T11" style:family="text">
      <style:text-properties officeooo:rsid="002438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إمٖنِبِدِ كُنٖينَ</text:span></text:p>
      <text:p text:style-name="P1"><text:span text:style-name="T1">قَبْلَ وَنْڠُ وَقَاتِ</text:span></text:p>
      <text:p text:style-name="P1"><text:span text:style-name="T1">سَبَابُ نِمٖوَأٗنَ</text:span></text:p>
      <text:p text:style-name="P1"><text:span text:style-name="T1">مَامَانْڠُ هُمْلَئِتِ</text:span></text:p>
      <text:p text:style-name="P1"><text:span text:style-name="T1">مَامَانْڠُ مَاكُوْسَ هَانَ</text:span></text:p>
      <text:p text:style-name="P1"><text:span text:style-name="T1">سِپْوٖكٖ أمٖزٗهِتِ</text:span></text:p>
      <text:p text:style-name="P1"><text:span text:style-name="T1">كُوسَ هِلِ نْدَ اُمَّتِ</text:span></text:p>
      <text:p text:style-name="P1"><text:s/></text:p>
      <text:p text:style-name="P2">نْدَ اُمَّتِ هِلِ كُوسَ</text:p>
      <text:p text:style-name="P2">نَ زِأٗنْڠُوْزِ وَ نْتِ</text:p>
      <text:p text:style-name="P2">كُوْسَ نْددَ وَنَ سِيَاسَ</text:p>
      <text:p text:style-name="P2">نَ مَاحَكِمُ وَ كُوْتِ</text:p>
      <text:p text:style-name="P2">كُوْسَ نْدَ وٖنْيٖ مَاپٖسَ</text:p>
      <text:p text:style-name="P2">نَ وَسِيُوْ نَ سٖنْتِ</text:p>
      <text:p text:style-name="P2">كُوْسَ هِلِ نْدَ اُمَّتِ</text:p>
      <text:p text:style-name="P2"/>
      <text:p text:style-name="P2">مَامَانْڠُ سِمَرِيَامُ</text:p>
      <text:p text:style-name="P2"><text:soft-page-break/>وَعِمْرَن<text:span text:style-name="T2">َ بِنْتِ</text:span></text:p>
      <text:p text:style-name="P3">مَامَ نِ مْوَانَ اَدَمُ</text:p>
      <text:p text:style-name="P3">مٖئِشِ هَاپَ تِيَاتِ</text:p>
      <text:p text:style-name="P3">نَ نْيُوْتٖنِ مْوَافَهَامُ</text:p>
      <text:p text:style-name="P3">كُنَ ضَعِفُ وَقَاتِ</text:p>
      <text:p text:style-name="P3">هُشِنْدوَا كُئِذِبِتِ</text:p>
      <text:p text:style-name="P3"/>
      <text:p text:style-name="P3">مَامَا هَكُتٖنْدَ پْوٖكٖ</text:p>
      <text:p text:style-name="P3">نَ لَبُدِ هَاكُكِرِ</text:p>
      <text:p text:style-name="P3">أُلِ نَ مُوٖنْدَانِ وَكٖ</text:p>
      <text:p text:style-name="P3">أَلُوْئِفَنْيَ جَاسِرِ</text:p>
      <text:p text:style-name="P3">نْدِپُوْ مِمِ نِأُمْبِكٖ</text:p>
      <text:p text:style-name="P3">مَامَانْڠُ كُمُعَزِرِ</text:p>
      <text:p text:style-name="P3">پَاسِنَ يَانْڠُ <text:span text:style-name="T5">خِ</text:span>يَارِ</text:p>
      <text:p text:style-name="P3"/>
      <text:p text:style-name="P3">ئِكِوَ كُوْنَ لَوَمَ</text:p>
      <text:p text:style-name="P3">لَوَمَ نَ زِتَانْ<text:span text:style-name="T3">ڠانْيٖ</text:span></text:p>
      <text:p text:style-name="P4"><text:soft-page-break/>مُكِمْلَئُمُ مَامَا</text:p>
      <text:p text:style-name="P4">نَاءٖ بَابَ مُمْكنْيٖ</text:p>
      <text:p text:style-name="P4">نْدِپُوْ هاپ<text:span text:style-name="T6">ُ</text:span>وْ يَاتَاكُوْمَ</text:p>
      <text:p text:style-name="P4">اُبَاڠُوْزِ مُسِفَنْيٖ</text:p>
      <text:p text:style-name="P4">وَنَوَاكٖ مُسِفِنْيٖ</text:p>
      <text:p text:style-name="P4"/>
      <text:p text:style-name="P4">مِمِ قَطُّ سِكُبَالِ</text:p>
      <text:p text:style-name="P4">مَامَانْڠُ كُمْلَئُمُ</text:p>
      <text:p text:style-name="P4">نَ پْوٖكٖ كُمْكٖجٖلِ</text:p>
      <text:p text:style-name="P4">هُوَ نِ كُمْظُلُمُ</text:p>
      <text:p text:style-name="P5">كْوَايٖ پْوٖكٖ يَامْبُ هِلِ</text:p>
      <text:p text:style-name="P10">اَصِلَانِ هَلِتِمُ</text:p>
      <text:p text:style-name="P4">هِلُوْ نْيُوْتٖ مْوَافَهَامُ</text:p>
      <text:p text:style-name="P4"/>
      <text:p text:style-name="P6">كِتٖنْدٗ نِػَ وَوِلِ</text:p>
      <text:p text:style-name="P6">اَلِپٗوَ كَاپُوْكِيَا</text:p>
      <text:p text:style-name="P6">هُئِتُوكُوَ عَدِلِ</text:p>
      <text:p text:style-name="P6"><text:soft-page-break/>مَامَا پْوٖكٖ كُمْوٖمٖيَا</text:p>
      <text:p text:style-name="P6">هَالِهِتَاجِ دَلِيْلِ</text:p>
      <text:p text:style-name="P6">وَلَ حُجَّ كُزٖنْڠٖيَا</text:p>
      <text:p text:style-name="P6">اَيُوَ كُلَ مْمُوْيَا</text:p>
      <text:p text:style-name="P6"/>
      <text:p text:style-name="P7">مْنُوْ هُوٗنَ اُتُنْڠُ</text:p>
      <text:p text:style-name="P7">كِوَسِكِيَ هُنِينَ</text:p>
      <text:p text:style-name="P7">هُمْلَؤُمَ مَامَانْڠُ</text:p>
      <text:p text:style-name="P7">كْوا كُوَ مْكُوْسَ سَانَ</text:p>
      <text:p text:style-name="P7">مِمِ نَ وٖنْدَنِ وَنْڠُ</text:p>
      <text:p text:style-name="P7">هَتُپاتِ هَاتَ ئِنَ</text:p>
      <text:p text:style-name="P7">نِ سِنَ ا<text:span text:style-name="T7">َ</text:span>وْ سِبِنَ</text:p>
      <text:p text:style-name="P7"/>
      <text:p text:style-name="P7">مٖنِتُپَ وَنْڠُ مَامَا</text:p>
      <text:p text:style-name="P7">سِكْوَاكُوَ هَنِپٖنْدِ</text:p>
      <text:p text:style-name="P7">نِ بَابَا مِمْسُكُوْمَ</text:p>
      <text:p text:style-name="P7">كِسَ كُمْوَاوِكَ لَنْدِ</text:p>
      <text:p text:style-name="P7"><text:soft-page-break/>نَاء<text:span text:style-name="T8">ٖ</text:span> كْوَا كُػَ لَوَمَ</text:p>
      <text:p text:style-name="P7">زا وٖنْيٖ نْدِمِ نَ تُنْدِ</text:p>
      <text:p text:style-name="P7">مٖنِتُپَ يَكٖ كَانْدِ</text:p>
      <text:p text:style-name="P7"/>
      <text:p text:style-name="P7">نَ <text:span text:style-name="T11">أ</text:span>مِنِ اَنِپٖن<text:span text:style-name="T8">ْدَ</text:span></text:p>
      <text:p text:style-name="P7">مَامَا هَكُنِتُوكِيَ</text:p>
      <text:p text:style-name="P7">نِ لِپِ لِلُوْمْشِنْدَ</text:p>
      <text:p text:style-name="P7">پُمْزِ كُنِزِوِيَ</text:p>
      <text:p text:style-name="P7">تُوْكٖيَ سِكُ يَا كْوَنْدَ</text:p>
      <text:p text:style-name="P7">دُنِيَانِ مِمِ كُوْيَ</text:p>
      <text:p text:style-name="P7">نِ رُحُمَ كُنُوْنٖيَ</text:p>
      <text:p text:style-name="P7"/>
      <text:p text:style-name="P8">نَ تَمَانِ نَ تَمَانِ</text:p>
      <text:p text:style-name="P8">وَنْڠُ مَامَا كُمْپَاتَ</text:p>
      <text:p text:style-name="P8">نِ مْوَامْبِيٖ شُكُرَنِ</text:p>
      <text:p text:style-name="P8">نِ مْ<text:span text:style-name="T9">پِ</text:span>يْ أحَسَنْتَ</text:p>
      <text:p text:style-name="P8">كْوَا كُنِلِػَ تُمْبُوْنِ</text:p>
      <text:p text:style-name="P8"><text:soft-page-break/>هَاتَ سِكُ ز<text:span text:style-name="T10">ِ</text:span>كاپِتَ</text:p>
      <text:p text:style-name="P8">نْدِيَ نَامِ كَفُوَتَ</text:p>
      <text:p text:style-name="P8"/>
      <text:p text:style-name="P8">هُمْپِجِيَ سِلُوْتِ</text:p>
      <text:p text:style-name="P8">مَامَانْڠُ كْوَا وََكٖ وٖمَ</text:p>
      <text:p text:style-name="P8">كْوَا كُنِوَ<text:span text:style-name="T10">تَ</text:span> نِكٖتِ</text:p>
      <text:p text:style-name="P8">مَاتُوْمْبُوْنِ كْوَا سَلَامَ</text:p>
      <text:p text:style-name="P8">نَ وَلَ سِمْلَئِتِ</text:p>
      <text:p text:style-name="P8">كْوَا اَلِلُوْفَنْيَ مَامَا</text:p>
      <text:p text:style-name="P8">اَلِتٖنْدَ كْوَا لَزِمَ</text:p>
      <text:p text:style-name="P8"/>
      <text:p text:style-name="P8">مٖنِتَاتِيَ تَمْبَارَ</text:p>
      <text:p text:style-name="P8">كُسُدِ كُنِذِبِتِ</text:p>
      <text:p text:style-name="P8">نِسِپَاتٖ لَمَظَرَ</text:p>
      <text:p text:style-name="P8">كِنِوٖكَ كَاڤُ نْتِ</text:p>
      <text:p text:style-name="P8">بَارِدِ إ<text:span text:style-name="T4">نْڠٖنِكٖرَ</text:span></text:p>
      <text:p text:style-name="P9">نِ كَاكُتْوَا نِ مَئِتِ</text:p>
      <text:p text:style-name="P9"><text:soft-page-break/>اَلُوْفَنْيَ سِكَاتِتِ</text:p>
      <text:p text:style-name="P9"/>
      <text:p text:style-name="P9">قَبْلَ يَا كُمَلِزَ</text:p>
      <text:p text:style-name="P9">كُفُنْڠَ يَانْڠُ قَؤُلِ</text:p>
      <text:p text:style-name="P9">وَلِمْوٖنْڠُ نَؤُلِزَ</text:p>
      <text:p text:style-name="P9">تَزَاوَ <text:span text:style-name="T10">مَ</text:span>ارَ يَا پِلِ</text:p>
      <text:p text:style-name="P9">هَاكُوْنَ تَكَاءٗوٖزَ</text:p>
      <text:p text:style-name="P9">كُوَ وَ مَامَا بَدَلِ</text:p>
      <text:p text:style-name="P9">نَشُكُرُ وَفَاضِلِ</text:p>
      <text:p text:style-name="P9"/>
      <text:p text:style-name="P9">وٖمَ وٖنُ سِأُكَانِ</text:p>
      <text:p text:style-name="P9">نَوَ مْبْوَا مَشُهُوْرِ</text:p>
      <text:p text:style-name="P9">مُمٖ نِ تٖنْدَ حِسَانِ</text:p>
      <text:p text:style-name="P9">مُمٖ نِ فَنْيَ مَازُوْرِ</text:p>
      <text:p text:style-name="P9">وَنْڠالِكُوْ دُنِيَانِ</text:p>
      <text:p text:style-name="P9">وَجَ وَپٖنْدَاءٗ خٖرِ</text:p>
      <text:p text:style-name="P9">تَمَّتِ هَاپَ شَئِرِ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style:shadow="none" style:writing-mode="rl-tb">
        <style:tab-stops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8:01:02.985904253</meta:creation-date>
    <meta:editing-duration>P1DT10H20M6S</meta:editing-duration>
    <meta:editing-cycles>13</meta:editing-cycles>
    <meta:generator>LibreOffice/4.4.2.2$Linux_X86_64 LibreOffice_project/40m0$Build-2</meta:generator>
    <dc:title>andika</dc:title>
    <dc:date>2015-04-25T20:15:40.200271732</dc:date>
    <meta:document-statistic meta:table-count="0" meta:image-count="0" meta:object-count="0" meta:page-count="8" meta:paragraph-count="106" meta:word-count="308" meta:character-count="1306" meta:non-whitespace-character-count="1102"/>
    <meta:template xlink:type="simple" xlink:actuate="onRequest" xlink:title="andika" xlink:href="../../../../../.config/libreoffice/4/user/template/andika.ott" meta:date="2015-04-23T18:01:02.780319604"/>
  </office:meta>
</office:document-meta>
</file>